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3b2a5" officeooo:paragraph-rsid="001a5e8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061d" officeooo:paragraph-rsid="001a5e8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359b" officeooo:paragraph-rsid="001a5e8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a102" officeooo:paragraph-rsid="001a5e8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e20b" officeooo:paragraph-rsid="001a5e8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149fa" officeooo:paragraph-rsid="001a5e8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2cb84" officeooo:paragraph-rsid="001a5e8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e6a91" officeooo:paragraph-rsid="001a5e8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80061d" officeooo:paragraph-rsid="001a5e8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34bc079" officeooo:paragraph-rsid="001a5e8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7e6a91" officeooo:paragraph-rsid="001a5e87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8149fa" officeooo:paragraph-rsid="001a5e87" style:font-size-asian="12pt" style:font-style-asian="italic" style:font-size-complex="12pt" style:font-style-complex="italic"/>
    </style:style>
    <style:style style:name="P13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e6a91" officeooo:paragraph-rsid="001a5e87" style:font-size-asian="12pt" style:font-weight-asian="normal" style:font-size-complex="12pt" style:font-weight-complex="normal"/>
    </style:style>
    <style:style style:name="T1" style:family="text">
      <style:text-properties officeooo:rsid="0050d76f"/>
    </style:style>
    <style:style style:name="T2" style:family="text">
      <style:text-properties officeooo:rsid="0138f6c9"/>
    </style:style>
    <style:style style:name="T3" style:family="text">
      <style:text-properties officeooo:rsid="035aa34c"/>
    </style:style>
    <style:style style:name="T4" style:family="text">
      <style:text-properties officeooo:rsid="034ed79e"/>
    </style:style>
    <style:style style:name="T5" style:family="text">
      <style:text-properties officeooo:rsid="02aba536"/>
    </style:style>
    <style:style style:name="T6" style:family="text">
      <style:text-properties officeooo:rsid="019aef7d"/>
    </style:style>
    <style:style style:name="T7" style:family="text">
      <style:text-properties officeooo:rsid="008149fa"/>
    </style:style>
    <style:style style:name="T8" style:family="text">
      <style:text-properties officeooo:rsid="0082cb84"/>
    </style:style>
    <style:style style:name="T9" style:family="text">
      <style:text-properties officeooo:rsid="0083b2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11"/>
      <text:p text:style-name="P11"><text:span text:style-name="T2">(...д</text:span>а, но теперь придётся отмотать назад — что это за Славик с Двойкой?..<text:span text:style-name="T2">)</text:span></text:p>
      <text:p text:style-name="P11"/>
      <text:p text:style-name="P8">Они пришли в мою общаговую жизнь на смену Феде с Яковом. </text:p>
      <text:p text:style-name="P8">Первокурсники.</text:p>
      <text:p text:style-name="P8">Славик из Чернигова поступил на англофак и даже поселился в одной со мною комнате. </text:p>
      <text:p text:style-name="P8">Он тоже служил в стройбате, правда в привилегированной его прослойке — заведовал завскладом, чмошник, следовательно происходил из семьи достаточно зажиточной для ведения переговоров с командованием части.</text:p>
      <text:p text:style-name="P8">А в стройбат он угодил из-за зрения, которое и прятал за линзами полутёмных очков. Длинный чуб из прямых каштановых волос наискосок покрывал его лоб — от края и до края. Верхнюю губу он не брил, сберегая мягкие женские усики.</text:p>
      <text:p text:style-name="P8"/>
      <text:p text:style-name="P8">Прошедшему школу стройбата не нужно долго объяснять значение всеобъемлющей мягкости, всепонимания и всепрощения во взгляде сожителя по комнате после недолгой отлучки в Графский парк.</text:p>
      <text:p text:style-name="P9">Стройбатовец найдёт в себе решимость задать прямой вопрос и, после прямого ответа, попросить. </text:p>
      <text:p text:style-name="P9">В просвещённых кругах это называется «упасть на хвост».</text:p>
      <text:p text:style-name="P9">Дурь сплотила нас и сделала, практически, неразлучными.</text:p>
      <text:p text:style-name="P10"/>
      <text:p text:style-name="P9">Вспоминается случай зимнего подсоса, когда я прямо среди недели решил смотаться в Конотоп: трёхчасовой электричкой туда, семичасовой обратно. Так Славик со мной поехал, вот до чего преданный друг.</text:p>
      <text:p text:style-name="P9">В Конотопе мы к Ляльке зашли, а тот спросил у меня — помню ли я того фраера питерского?</text:p>
      <text:p text:style-name="P9">Как не помнить, мне ещё ботинки на нём понравились: увесистые такие, <text:span text:style-name="T3">сразу видно, что выносливые.</text:span></text:p>
      <text:p text:style-name="P9">Лялька тогда его покорял широтой размаха жизни провинциального захолустья. </text:p>
      <text:p text:style-name="P9">Завёл <text:span text:style-name="T2">питерца</text:span> в свой подвал, где травка до кондиции доходит; мы ещё там курнули — ничего, доходчивая травка.</text:p>
      <text:p text:style-name="P9">- Так эта гнида,- говорит Лялька,- на той неделе мой подвал бомбанул. Дверь сломал и всё вынес. Его Серёга Король на вокзале видел, <text:span text:style-name="T2">тот</text:span> с рюкзаком, на ленинградский поезд садился.</text:p>
      <text:p text:style-name="P9"/>
      <text:p text:style-name="P9">Да, чистая работа: Питер — культурная столица.</text:p>
      <text:p text:style-name="P9">Вобщем, Лялька пару головой уделил, но с предупреждением, что качество ещё не проверял. Я, на всякий, ещё на Декабристов 13 заскочил, на чердаке в сарае одну-две веточки нашёл.</text:p>
      <text:p text:style-name="P2">На обратной электричке совсем невтерпёж стало, я из лялькиной в тамбуре косяк забил, пока Славик вокруг меня ширму в меховой шапке изображал. </text:p>
      <text:p text:style-name="P3">Выкурили, в вагон зашли сели напротив друг друга.</text:p>
      <text:p text:style-name="P3">Он на меня смотрит, я на него. В надежде, так сказать, может это меня просто ещё цапанýть не успело?</text:p>
      <text:p text:style-name="P3">Но всё это туфта. Если начинаешь такие надежды строить, значит в дряни дозы не больше, чем в кухонном венике.</text:p>
      <text:p text:style-name="P3">В Нежин приехали поздно. Подавленные такие, обезнадёженные. </text:p>
      <text:p text:style-name="P3">Пока до общаги доехали совсем <text:span text:style-name="T4">темно</text:span> стало. </text:p>
      <text:p text:style-name="P3">Но, на всякий, прошли к Старому корпусу.</text:p>
      <text:p text:style-name="P3">Безлюдье. Ночь. Зима.</text:p>
      <text:p text:style-name="P3">Я из чердачной забил. Затяжку сделал. </text:p>
      <text:p text:style-name="P3">Славик рядом стоит, но сдерживается.</text:p>
      <text:p text:style-name="P3">Я ещё раз затянулся и сказал:</text:p>
      <text:p text:style-name="P3"><text:soft-page-break/>- Славик (...а от мраморной дощечки на углу Старого корпуса с надписью «Здесь учился Н. В. Гоголь...» мне мои же слова эхом возвращаются...), мы не зря сегодня загнали трёх лошадей.</text:p>
      <text:p text:style-name="P3">И передал косяк в его вожделеющие пальцы.</text:p>
      <text:p text:style-name="P3"/>
      <text:p text:style-name="P3">Ну, а Двойка из Бахмача, вообще-то был Сашей. Я его сперва «Двоечником» назвал, но потом укоротилось до «Двойки».</text:p>
      <text:p text:style-name="P3">Он же дал мне кличку «Ахуля», от моего <text:s/><text:span text:style-name="T5">полуцензурного клича, которым я отвечал на </text:span><text:s/><text:span text:style-name="T5">любые всплески течения жизни:</text:span> «А хули!»</text:p>
      <text:p text:style-name="P3">И даже не из Бахмача он, а из села, что к Бахмачу примыкает. </text:p>
      <text:p text:style-name="P3">Вот он и строил из себя наивное дитё природы, сельского <text:span text:style-name="T2">простачка.</text:span></text:p>
      <text:p text:style-name="P4">Родители его не слабо харчевали, каждый выходной собирали в дорогу добрячую «торбу». Так что здоровый получился детинушка.</text:p>
      <text:p text:style-name="P4">Суть человека лучше всего проявляется в его способе смеяться. </text:p>
      <text:p text:style-name="P4">У Двойки он таков: запрокинет широкое лицо и отрывисто всхикнет своим характерным <text:s/>смешком, при этом <text:s/>плотно зажмурит глаза, чтоб потом чуть раздвинуть веки и, через узкие прощелки, <text:s/>булавочными зрачками остро обшарить обстановку: что тут и как.</text:p>
      <text:p text:style-name="P4"/>
      <text:p text:style-name="P4">Учился он на <text:span text:style-name="T2">би</text:span>о<text:span text:style-name="T2">ф</text:span>аке и, следовательно, жил на втором этаже общаги. </text:p>
      <text:p text:style-name="P4">Тоже был хвостопад, но главное не в этом.</text:p>
      <text:p text:style-name="P4">Главный фактор, что сделал нас троицей «не-разлей-вода», это — преферанс.</text:p>
      <text:p text:style-name="P4">Отличная игра, если вникнуть. </text:p>
      <text:p text:style-name="P5">Покер, храп, кинг или его уменьшенная модификация, ералаш — это игры для актёров. </text:p>
      <text:p text:style-name="P5">Преферанс — интеллектуальная игра разума.</text:p>
      <text:p text:style-name="P5">Просто мне в него катастрофически не везло.</text:p>
      <text:p text:style-name="P5">Я пытался зауздать и объездить фортуну и потому отчаянно рисковал. «Сизые» мизерá являлись визитной карточкой Ахули.</text:p>
      <text:p text:style-name="P5">Отчётливо сознавая, что после кражи малиновой скатерти рыжего дембеля удача от меня отвернулась, я пытался во что бы то ни стало переломить такой status quo <text:s/>и снова поймать её за чуб. </text:p>
      <text:p text:style-name="P5">В результате, получив две-три взятки, а то и «паровоз» на «сизом» мизере, безучастно и вяло досиживал до конца расписываемого «сороковничка».</text:p>
      <text:p text:style-name="P5"/>
      <text:p text:style-name="P5">Мне платили студенческую стипендию в размере 45 руб. Почти каждый выходной моя мать давала мне десятку перед отъездом в Нежин.</text:p>
      <text:p text:style-name="P5">Всё уходило на карточные долги, ну, ещё на столовую. </text:p>
      <text:p text:style-name="P5">Ни о каких «довгих» с сухим вином не могло быть и речи. <text:s/></text:p>
      <text:p text:style-name="P5">Я перешёл на здоровый образ трезвой жизни, хотя постоянное безденежье заколёбывало.</text:p>
      <text:p text:style-name="P5"><text:span text:style-name="T6">Плюс к тому, </text:span><text:s/>Двойка со Славиком играли «на лапу», то есть сговорившись, а это значит — забудь надежду о том, что у тебя сыграет второй король, или третья дама. </text:p>
      <text:p text:style-name="P5">Играя «на лапу», двое в 50% случаев оставят одного без взятки, или без виста. </text:p>
      <text:p text:style-name="P5">Таков закон — суровый, но справедливый: в картишки нет братишки, <text:span text:style-name="T7">среди друзей хлебальником не щёлкай.</text:span></text:p>
      <text:p text:style-name="P5"/>
      <text:p text:style-name="P12"><text:span text:style-name="T2">(...к</text:span>онечно, тебе ни к чему разбираться во всей этой преф-терминологии. Но для примера достаточно представить пару карманников работающих в маршрутке; один держит жертву за руки, второй обшаривает карманы <text:span text:style-name="T4">и </text:span>вытаскивает деньги.</text:p>
      <text:p text:style-name="P12">Разница лишь в том, что ты больше в одну маршрутку с ними не сядешь, а в преферансе ты назавтра придёшь к ним и скажешь:</text:p>
      <text:p text:style-name="P12">-Ну, чё распишем пульку?</text:p>
      <text:p text:style-name="P12">Об их сговоре мне напрямую было сказано годы спустя после окончания института...<text:span text:style-name="T2">)</text:span></text:p>
      <text:p text:style-name="P12"/>
      <text:p text:style-name="P6">Разумеется, я примечал их «педальную систему» из почёсывания брови и дёрганья себя за <text:soft-page-break/>мочку уха под видом рефлекторных телодвижений организма, но мне было наплевать. </text:p>
      <text:p text:style-name="P6">Я должен был укротить фортуну даже при столь неблагоприятных обстоятельствах — двое на одного.</text:p>
      <text:p text:style-name="P6">Зная, что в 72-й «играют», к нам приходили преферансисты и с других факультетов. </text:p>
      <text:p text:style-name="P6">С теми у меня сохранялся примерный паритет. </text:p>
      <text:p text:style-name="P6">Мог бы оставаться и в выигрыше, не будь так падок на ненадёжные — «сизые» — мизерá.</text:p>
      <text:p text:style-name="P6"/>
      <text:p text:style-name="P6">Помимо партнёрства в карты Двойка стал источником полезных знакомств. </text:p>
      <text:p text:style-name="P6">Симпатичные воспитанные «голубые» из местных пару раз приходили в нашу комнату.</text:p>
      <text:p text:style-name="P6">Один рассказывал «голубые» анекдоты:</text:p>
      <text:p text:style-name="P6">- Палучи, фашист праклятый, гранату ат савецкава гомосексуалиста!</text:p>
      <text:p text:style-name="P6">Он смешно, очень точно передавал «голубые» интонации.</text:p>
      <text:p text:style-name="P6">А доктор Гриша рассказывал как, отдыхая на пляже Золотые Пески в Болгарии, он закрывал обзор англичанину, который купался в море, пока его партнёр крал <text:span text:style-name="T8">солидные часы из-под шмоток англичанина.</text:span></text:p>
      <text:p text:style-name="P7">Мы снова смеялись.</text:p>
      <text:p text:style-name="P7"/>
      <text:p text:style-name="P7">Нет, Двойка не был «голубым». Я вообще ни одного «голубого» в институте не встретил. </text:p>
      <text:p text:style-name="P7">В чём смысл? Поступить и оказаться в группе из одних девушек?</text:p>
      <text:p text:style-name="P7">Так что они просто промелькнули, как весёлый эпизод.</text:p>
      <text:p text:style-name="P7"/>
      <text:p text:style-name="P7">Но доктор Гриша оказался полезным. Один раз он сделал мне больничный аж на двенадцать дней; написал в диагнозе какой-то бронхитис.</text:p>
      <text:p text:style-name="P7">Такой милый мужчинка, волосы очень красивые, даже слово «причёска» не подойдёт, лучше сказать — волнистая шевелюра.</text:p>
      <text:p text:style-name="P7">Лицо приятное, только рост небольшой. Зато большой коричневый мягкий портфель и походка от бедра, а <text:span text:style-name="T6">сзади</text:span> — шарнирная.</text:p>
      <text:p text:style-name="P7">С ним у меня были вполне дружеские отношения, несмотря на разность ориентации. Не то, что с Тугриком. </text:p>
      <text:p text:style-name="P7">Кстати, Гриша тоже был женат и имел двух детей; мальчиков.</text:p>
      <text:p text:style-name="P7"/>
      <text:p text:style-name="P7">А больничный на три дня, за острое респираторное заболевание, ОРЗ, я мог и без Гриши получать.</text:p>
      <text:p text:style-name="P7">Позади Старого корпуса стояло одноэтажное зданьице — институтский медпункт. </text:p>
      <text:p text:style-name="P7">Перед занятиями приходишь, тебе дают градусник и, если есть температура, получи ОРЗ и гуляй три дня. </text:p>
      <text:p text:style-name="P7">Только нужно ещё зайти в свою группу и предупредить старосту, чтобы в журнале пометки «absent» не писала, всё равно через три дня справку принесу.</text:p>
      <text:p text:style-name="P7"/>
      <text:p text:style-name="P7">Двойка, как специалист биологии рассказал, что при напряжении мышц температура вокруг них повышается. А подмышкой мышцы есть. </text:p>
      <text:p text:style-name="P7"><text:span text:style-name="T2">Засунув </text:span>туда градусник, <text:span text:style-name="T2">я </text:span>начинаю их сокращать и расслаблять под одеждой, пока старшая медсестра по прозвищу Пилюля не скажет:</text:p>
      <text:p text:style-name="P7">- Хватит уже.</text:p>
      <text:p text:style-name="P7"><text:span text:style-name="T2">У меня постоянно получалось</text:span> не меньше 37.3. </text:p>
      <text:p text:style-name="P7">Пилюля <text:span text:style-name="T2">очень</text:span> удивлялась отчего я так часто хвораю, или иммунитета нет?</text:p>
      <text:p text:style-name="P7"><text:span text:style-name="T9">Впоследствии она</text:span> разозлилась и стала мне по два градусника выдавать, <text:span text:style-name="T2">по одному для каждой подмышки</text:span>. </text:p>
      <text:p text:style-name="P1">Так разница составляла всего одну десятую: 37.3 и 37.2 <text:s text:c="2"/>— <text:s/>всё равно ОРЗ.</text:p>
      <text:p text:style-name="P1">И тогда Пилюля озверела:</text:p>
      <text:p text:style-name="P1">- Хватит! Раз так — вот тебе направление, иди ложись в городскую больницу.</text:p>
      <text:p text:style-name="P1">Но и я не пошёл на попятную, отправился в больницу и пролежал там полторы недели; <text:span text:style-name="T1">за </text:span>ни <text:soft-page-break/>за что, фактически, <text:span text:style-name="T1">из чистой принципиальност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05:34.251825159</meta:creation-date>
    <dc:date>2017-03-02T17:05:42.386598662</dc:date>
    <dc:creator>sehrguey </dc:creator>
    <meta:editing-duration>PT8S</meta:editing-duration>
    <meta:editing-cycles>1</meta:editing-cycles>
    <meta:document-statistic meta:table-count="0" meta:image-count="0" meta:object-count="0" meta:page-count="4" meta:paragraph-count="93" meta:word-count="1315" meta:character-count="8523" meta:non-whitespace-character-count="7242"/>
    <meta:generator>LibreOffice/4.3.3.2$Linux_x86 LibreOffice_project/430m0$Build-2</meta:generator>
  </office:meta>
</office:document-meta>
</file>